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12.871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0.448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5.195cm" fo:break-before="auto" style:use-optimal-row-height="true"/>
    </style:style>
    <style:style style:name="ro7" style:family="table-row">
      <style:table-row-properties style:row-height="3.228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name-complex="Cabrila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complex="Lohit Devanagari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WORKFLOW ID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Gl Accounts</text:p>
          </table:table-cell>
          <table:table-cell table:style-name="ce1" office:value-type="string" calcext:value-type="string">
            <text:p>SR DATA</text:p>
          </table:table-cell>
          <table:table-cell table:style-name="ce1" office:value-type="string" calcext:value-type="string">
            <text:p>REPORTS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Doc NO</text:p>
          </table:table-cell>
          <table:table-cell table:style-name="ce3" table:number-columns-repeated="1016"/>
        </table:table-row>
        <table:table-row table:style-name="ro2">
          <table:table-cell table:style-name="ce5" office:value-type="string" calcext:value-type="string">
            <text:p>WORKFLOW_001</text:p>
          </table:table-cell>
          <table:table-cell office:value-type="string" calcext:value-type="string">
            <text:p>Purchase Order</text:p>
          </table:table-cell>
          <table:table-cell/>
          <table:table-cell office:value-type="string" calcext:value-type="string">
            <text:p>DOC no: 1PO2411-10025</text:p>
            <text:p>Warehouse: HCM Hold</text:p>
            <text:p>Partner code: ABBOTTBVx</text:p>
            <text:p>Product: 86002 (N) - 399, 76021(N) – 499</text:p>
            <text:p>Grand total: 19.075,24</text:p>
            <text:p>Tax : 1.734,11</text:p>
            <text:p>DS: Completed</text:p>
          </table:table-cell>
          <table:table-cell office:value-type="string" calcext:value-type="string">
            <text:p>Transaction Detail Repor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voice(Vendor)</text:p>
          </table:table-cell>
          <table:table-cell office:value-type="string" calcext:value-type="string">
            <text:p>15100 - Goods in transit</text:p>
            <text:p>33100 - IC AP – ALOG</text:p>
          </table:table-cell>
          <table:table-cell office:value-type="string" calcext:value-type="string">
            <text:p>DOC NO: 1AP2411-10024</text:p>
            <text:p>BP: ABBOTTBVx</text:p>
            <text:p>Doc type: AP Invoice</text:p>
            <text:p>Invoice type: Direct Invoice</text:p>
            <text:p><text:span text:style-name="T1">Product: 86002 (N) - 399, 76021(N) – 499</text:span></text:p>
            <text:p>Custom doc no: 1CI2411-10008</text:p>
            <text:p>Doc tpy: Custom Clearance Invoice</text:p>
            <text:p>BP: CustomHNx</text:p>
            <text:p>Warehouse: HCM - CDC Warehouse</text:p>
            <text:p>Paid: YES</text:p>
            <text:p><text:span text:style-name="T1">DS: Completed</text:span></text:p>
          </table:table-cell>
          <table:table-cell office:value-type="string" calcext:value-type="string">
            <text:p>AP Payment Status Report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Material Receipt</text:p>
          </table:table-cell>
          <table:table-cell office:value-type="string" calcext:value-type="string">
            <text:p>15610 – Inventory15100 - Goods in transit</text:p>
          </table:table-cell>
          <table:table-cell office:value-type="string" calcext:value-type="string">
            <text:p>DN: 1MM2411-10021</text:p>
            <text:p>DT: MM Receipt</text:p>
            <text:p>BP: ABBOTTBVx</text:p>
            <text:p>WH: HCM Hold</text:p>
            <text:p><text:span text:style-name="T1">Product: 86002 (N) - 399, 76021(N) – 499</text:span></text:p>
            <text:p><text:span text:style-name="T1">DS: Completed</text:span></text:p>
          </table:table-cell>
          <table:table-cell office:value-type="string" calcext:value-type="string">
            <text:p>Inventory In Report (Compan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ayment - AP</text:p>
          </table:table-cell>
          <table:table-cell office:value-type="string" calcext:value-type="string">
            <text:p>33120 - Unallocated payment – trade</text:p>
            <text:p>11210 - Cash at bank – Vietnam Dong</text:p>
          </table:table-cell>
          <table:table-cell office:value-type="string" calcext:value-type="string">
            <text:p>DN: 06031B02411-10502</text:p>
            <text:p>DT: AP Payment</text:p>
            <text:p>BP: ABBOTTBVx</text:p>
            <text:p>TT: Bank Transfer</text:p>
            <text:p>Currency: USD</text:p>
            <text:p>Allocated : YES</text:p>
            <text:p><text:span text:style-name="T1">DS: Completed</text:span></text:p>
          </table:table-cell>
          <table:table-cell office:value-type="string" calcext:value-type="string">
            <text:p>Inventory In Report (Branch)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ayment Allocation -AP</text:p>
          </table:table-cell>
          <table:table-cell/>
          <table:table-cell office:value-type="string" calcext:value-type="string">
            <text:p>DN: 138206253</text:p>
            <text:p><text:span text:style-name="T1">Processed: YES</text:span></text:p>
          </table:table-cell>
          <table:table-cell office:value-type="string" calcext:value-type="string">
            <text:p>Inventory InOut by Company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View Allocation</text:p>
          </table:table-cell>
          <table:table-cell office:value-type="string" calcext:value-type="string">
            <text:p>33120-Unallocated payment – trade</text:p>
            <text:p>33100-IC AP – ALOG</text:p>
          </table:table-cell>
          <table:table-cell/>
          <table:table-cell office:value-type="string" calcext:value-type="string">
            <text:p>Inventory InOut by Branch</text:p>
          </table:table-cell>
          <table:table-cell office:value-type="string" calcext:value-type="string">
            <text:p>Foun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st Of GRN By Compan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st Of GRN By Bran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ew Allocation Report A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 Matching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 Matching Deta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Inventory</text:p>
          </table:table-cell>
          <table:table-cell office:value-type="string" calcext:value-type="string">
            <text:p>found bug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1MM2411-1002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etail AP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ster AP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 Detai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ccounting Fact Dai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ccounting Fact Detail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rage Detail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ster Inventory Packag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ial Balance Report</text:p>
          </table:table-cell>
          <table:table-cell office:value-type="string" calcext:value-type="string">
            <text:p>Foun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p Ag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p Aging report VAS</text:p>
          </table:table-cell>
          <table:table-cell office:value-type="string" calcext:value-type="string">
            <text:p>Fou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rial Balan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tail d11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 Detai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ial Balance Report-VAS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WORKFLOW_031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DN: 1PM2411-10014</text:p>
            <text:p>Name: popcorn</text:p>
            <text:p>Production Plan: popcorn_1PM2411-10014</text:p>
            <text:p>Product: 70156</text:p>
            <text:p>Locator: HCM HDV</text:p>
            <text:p>Child Product: 70007 ,G2215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WORKFLOW 007</text:p>
          </table:table-cell>
          <table:table-cell table:style-name="ce8" office:value-type="string" calcext:value-type="string">
            <text:p>NTA AR Invoice</text:p>
          </table:table-cell>
          <table:table-cell/>
          <table:table-cell office:value-type="string" calcext:value-type="string">
            <text:p>DN: 1NAR2411-10501</text:p>
            <text:p>DT: NTA AR Invoice</text:p>
            <text:p>Branch: Ho Chu Minh</text:p>
            <text:p>BP: 152000034</text:p>
            <text:p>Attributes: 13110 - P.Thu KH (non trade)</text:p>
            <text:p>Tax ID: 0100109106-122</text:p>
            <text:p>GT: 2.750.000,00</text:p>
            <text:p>Charge: 51130- DT Dich Vu </text:p>
            <text:p>QTY : 500</text:p>
            <text:p>Price: 5.000,00</text:p>
            <text:p>Tax: 10%</text:p>
            <text:p>Line amount: 2.500.000,00</text:p>
            <text:p><text:span text:style-name="T1">DS: Completed</text:span>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8" office:value-type="string" calcext:value-type="string">
            <text:p>NTA AR Invoice Confirm</text:p>
          </table:table-cell>
          <table:table-cell/>
          <table:table-cell office:value-type="string" calcext:value-type="string">
            <text:p><text:span text:style-name="T1">DN: 1NAR2411-10501</text:span></text:p>
            <text:p><text:span text:style-name="T1">DT: NTA AR Invoice</text:span></text:p>
            <text:p><text:span text:style-name="T1">Branch: Ho Chu Minh</text:span></text:p>
            <text:p><text:span text:style-name="T1">BP: 152000034</text:span></text:p>
            <text:p><text:span text:style-name="T1">Attributes: 13110 - P.Thu KH (non trade)</text:span></text:p>
            <text:p><text:span text:style-name="T1">Tax ID: 0100109106-122</text:span></text:p>
            <text:p><text:span text:style-name="T1">GT: 2.750.000,00</text:span></text:p>
            <text:p><text:span text:style-name="T1">Charge: 51130- DT Dich Vu </text:span></text:p>
            <text:p><text:span text:style-name="T1">QTY : 500</text:span></text:p>
            <text:p><text:span text:style-name="T1">Price: 5.000,00</text:span></text:p>
            <text:p><text:span text:style-name="T1">Tax: 10%</text:span></text:p>
            <text:p><text:span text:style-name="T1">Line amount: 2.500.000,00</text:span></text:p>
            <text:p><text:span text:style-name="T1">DS: Completed</text:span>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NTA Receipt</text:p>
          </table:table-cell>
          <table:table-cell/>
          <table:table-cell office:value-type="string" calcext:value-type="string">
            <text:p>DN: 79654001AR2411-1002</text:p>
            <text:p>DT: AR Receipt</text:p>
            <text:p>BA: 79654001A </text:p>
            <text:p>BP: 152000034</text:p>
            <text:p>Attribute: 13110</text:p>
            <text:p>Payment amount: 2.750.000,00</text:p>
            <text:p>DS: Completed</text:p>
            <text:p>Allocated: YES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NTA Receipt Allocation</text:p>
          </table:table-cell>
          <table:table-cell/>
          <table:table-cell office:value-type="string" calcext:value-type="string">
            <text:p>DN: 138206361</text:p>
            <text:p>BP: 152000034</text:p>
          </table:table-cell>
          <table:table-cell table:number-columns-repeated="1020"/>
        </table:table-row>
      </table:table>
      <table:table table:name="Doubts" table:style-name="ta1">
        <table:table-column table:style-name="co10" table:default-cell-style-name="Default"/>
        <table:table-row table:style-name="ro1">
          <table:table-cell office:value-type="string" calcext:value-type="string">
            <text:p>general ledger</text:p>
          </table:table-cell>
        </table:table-row>
        <table:table-row table:style-name="ro1">
          <table:table-cell office:value-type="string" calcext:value-type="string">
            <text:p>GL column heading</text:p>
          </table:table-cell>
        </table:table-row>
        <table:table-row table:style-name="ro1">
          <table:table-cell office:value-type="string" calcext:value-type="string">
            <text:p>closing inventory by branch not showing my production product</text:p>
          </table:table-cell>
        </table:table-row>
      </table:table>
      <table:table table:name="Bug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View Allocation</text:p>
          </table:table-cell>
          <table:table-cell office:value-type="string" calcext:value-type="string">
            <text:p>Posting button showing in region</text:p>
          </table:table-cell>
        </table:table-row>
        <table:table-row table:style-name="ro1">
          <table:table-cell office:value-type="string" calcext:value-type="string">
            <text:p>FIFO Inventory Report</text:p>
          </table:table-cell>
          <table:table-cell office:value-type="string" calcext:value-type="string">
            <text:p>Multiple time pos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ial Balance</text:p>
          </table:table-cell>
          <table:table-cell office:value-type="string" calcext:value-type="string">
            <text:p>Multiple time posting</text:p>
          </table:table-cell>
        </table:table-row>
        <table:table-row table:style-name="ro1">
          <table:table-cell office:value-type="string" calcext:value-type="string">
            <text:p>Ap Aging report vas</text:p>
          </table:table-cell>
          <table:table-cell office:value-type="string" calcext:value-type="string">
            <text:p>report not showing in hq and showing in reg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0:08:18.114328749</meta:creation-date>
    <dc:date>2024-11-13T18:04:19.142109497</dc:date>
    <meta:editing-duration>PT15H4M16S</meta:editing-duration>
    <meta:editing-cycles>78</meta:editing-cycles>
    <meta:generator>LibreOffice/7.3.7.2$Linux_X86_64 LibreOffice_project/30$Build-2</meta:generator>
    <meta:document-statistic meta:table-count="3" meta:cell-count="82" meta:object-count="0"/>
  </office:meta>
</office:document-meta>
</file>